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21"/>
    <style:style style:name="ce3" style:family="table-cell" style:parent-style-name="Default" style:data-style-name="N73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 style:data-style-name="N121"/>
    <style:style style:name="ce12" style:family="table-cell" style:parent-style-name="Default" style:data-style-name="N73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2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14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3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13T20:15:07.537354321</dc:date>
    <meta:editing-duration>P1DT13H26M41S</meta:editing-duration>
    <meta:editing-cycles>53</meta:editing-cycles>
    <meta:document-statistic meta:table-count="5" meta:cell-count="1400" meta:object-count="0"/>
  </office:meta>
</office:document-meta>
</file>